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93.29mm" style:rel-column-width="35982*"/>
    </style:style>
    <style:style style:name="Table101.B" style:family="table-column">
      <style:table-column-properties style:column-width="76.62mm" style:rel-column-width="29553*"/>
    </style:style>
    <style:style style:name="Table101.A1" style:family="table-cell">
      <style:table-cell-properties fo:padding="0.97mm" fo:border-left="none" fo:border-right="none" fo:border-top="1pt solid #000000" fo:border-bottom="1pt solid #000000"/>
    </style:style>
    <style:style style:name="Table101.A2" style:family="table-cell">
      <style:table-cell-properties fo:padding="0.97mm" fo:border="none"/>
    </style:style>
    <style:style style:name="Table101.A4" style:family="table-cell">
      <style:table-cell-properties fo:padding="0.97mm" fo:border-left="none" fo:border-right="none" fo:border-top="0.5pt solid #000000" fo:border-bottom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cpi2">
      <style:text-properties fo:background-color="transparent"/>
    </style:style>
    <style:style style:name="P5" style:family="paragraph" style:parent-style-name="scpi0">
      <style:text-properties fo:background-color="transparent"/>
    </style:style>
    <style:style style:name="P6" style:family="paragraph" style:parent-style-name="scpi1">
      <style:text-properties fo:background-color="transparent"/>
    </style:style>
    <style:style style:name="P7" style:family="paragraph" style:parent-style-name="scpi3">
      <style:text-properties fo:background-color="transparent"/>
    </style:style>
    <style:style style:name="P8" style:family="paragraph" style:parent-style-name="note">
      <style:text-properties fo:font-style="normal" style:font-style-asian="normal" style:font-style-complex="normal"/>
    </style:style>
    <style:style style:name="P9" style:family="paragraph" style:parent-style-name="Standard">
      <style:text-properties fo:language="en" fo:country="US" fo:background-color="transparent"/>
    </style:style>
    <style:style style:name="P10" style:family="paragraph" style:parent-style-name="Standard">
      <style:text-properties fo:language="en" fo:country="US" officeooo:rsid="000a786b" officeooo:paragraph-rsid="000a786b" fo:background-color="transparent"/>
    </style:style>
    <style:style style:name="P11" style:family="paragraph" style:parent-style-name="Heading_20_1" style:master-page-name="First_20_Page">
      <style:paragraph-properties style:page-number="auto"/>
      <style:text-properties fo:language="en" fo:country="US"/>
    </style:style>
    <style:style style:name="P12" style:family="paragraph" style:parent-style-name="scpi2">
      <style:text-properties fo:background-color="transparent"/>
    </style:style>
    <style:style style:name="T1" style:family="text">
      <style:text-properties fo:font-size="10.5pt"/>
    </style:style>
    <style:style style:name="T2" style:family="text">
      <style:text-properties officeooo:rsid="0004c5cc"/>
    </style:style>
    <style:style style:name="T3" style:family="text">
      <style:text-properties officeooo:rsid="0006637f"/>
    </style:style>
    <style:style style:name="T4" style:family="text">
      <style:text-properties officeooo:rsid="000842d8"/>
    </style:style>
  </office:automatic-styles>
  <office:body>
    <office:text text:use-soft-page-breaks="true">
      <office:forms form:automatic-focus="false" form:apply-design-mode="false"/>
      <text:tracked-changes>
        <text:changed-region xml:id="ct66340272" text:id="ct66340272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66627760" text:id="ct66627760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66664848" text:id="ct66664848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47651808" text:id="ct47651808">
          <text:insertion>
            <office:change-info>
              <dc:creator>Denis Kotlar</dc:creator>
              <dc:date>2016-11-08T14:35:00</dc:date>
            </office:change-info>
          </text:insertion>
        </text:changed-region>
        <text:changed-region xml:id="ct67386288" text:id="ct67386288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48171104" text:id="ct48171104">
          <text:insertion>
            <office:change-info>
              <dc:creator>Denis Kotlar</dc:creator>
              <dc:date>2016-11-08T14:35:00</dc:date>
            </office:change-info>
          </text:insertion>
        </text:changed-region>
        <text:changed-region xml:id="ct47653520" text:id="ct47653520">
          <text:insertion>
            <office:change-info>
              <dc:creator>Denis Kotlar</dc:creator>
              <dc:date>2016-11-08T14:32:00</dc:date>
            </office:change-info>
          </text:insertion>
        </text:changed-region>
        <text:changed-region xml:id="ct47979824" text:id="ct47979824">
          <text:insertion>
            <office:change-info>
              <dc:creator>Denis Kotlar</dc:creator>
              <dc:date>2016-11-08T14:3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4790498029367610763" text:style-name="Outline">
        <text:list-item>
          <text:h text:style-name="P11" text:outline-level="1"><text:bookmark text:name="Section 11"/>SCPI commands scheduled for the <text:span text:style-name="T2">v1.0</text:span></text:h>
        </text:list-item>
      </text:list>
      <text:p text:style-name="Standard"/>
      <text:p text:style-name="P8">Please note that the following list is preliminary.</text:p>
      <text:p text:style-name="Standard"/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table_5f_header">SCPI command</text:p>
          </table:table-cell>
          <table:table-cell table:style-name="Table101.A1" office:value-type="string">
            <text:p text:style-name="table_5f_header">Description</text:p>
          </table:table-cell>
        </table:table-row>
        <table:table-row>
          <table:table-cell table:style-name="Table101.A2" office:value-type="string">
            <text:p text:style-name="P5">DCL</text:p>
          </table:table-cell>
          <table:table-cell table:style-name="Table101.A2" office:value-type="string">
            <text:p text:style-name="P3">Requires the client (controller) to send a <text:span text:style-name="T1">"</text:span>DCL\n<text:span text:style-name="T1">"</text:span> string</text:p>
          </table:table-cell>
        </table:table-row>
        <table:table-row>
          <table:table-cell table:style-name="Table101.A2" office:value-type="string">
            <text:p text:style-name="P5">*SRE</text:p>
          </table:table-cell>
          <table:table-cell table:style-name="Table101.A2" office:value-type="string">
            <text:p text:style-name="P3">Sets the value of the Service Request Enable register</text:p>
          </table:table-cell>
        </table:table-row>
        <table:table-row>
          <table:table-cell table:style-name="Table101.A4" office:value-type="string">
            <text:p text:style-name="P5">CALibration</text:p>
          </table:table-cell>
          <table:table-cell table:style-name="Table101.A4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6">:TEMPerature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4">[:DATA] {&lt;new value&gt;}</text:p>
          </table:table-cell>
          <table:table-cell table:style-name="Table101.A2" office:value-type="string">
            <text:p text:style-name="P3">Enters the calibration value</text:p>
          </table:table-cell>
        </table:table-row>
        <table:table-row>
          <table:table-cell table:style-name="Table101.A2" office:value-type="string">
            <text:p text:style-name="P5">[SOURce[&lt;n&gt;]]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6">:LOCK</text:p>
          </table:table-cell>
          <table:table-cell table:style-name="Table101.A2" office:value-type="string">
            <text:p text:style-name="P3">Channel parameters are locked and cannot be changed without providing password</text:p>
          </table:table-cell>
        </table:table-row>
        <table:table-row>
          <table:table-cell table:style-name="Table101.A2" office:value-type="string">
            <text:p text:style-name="P5">SYSTem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6">:COMMunicate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4">:ETHernet</text:p>
          </table:table-cell>
          <table:table-cell table:style-name="Table101.A2" office:value-type="string">
            <text:p text:style-name="P2">Ethernet communication parameters</text:p>
          </table:table-cell>
        </table:table-row>
        <table:table-row>
          <table:table-cell table:style-name="Table101.A2" office:value-type="string">
            <text:p text:style-name="scpi3">:CONTrol?</text:p>
          </table:table-cell>
          <table:table-cell table:style-name="Table101.A2" office:value-type="string">
            <text:p text:style-name="P2">Queries communication port for SRQ handling</text:p>
          </table:table-cell>
        </table:table-row>
        <table:table-row>
          <table:table-cell table:style-name="Table101.A2" office:value-type="string">
            <text:p text:style-name="P7">:DHCP {&lt;bool&gt;}</text:p>
          </table:table-cell>
          <table:table-cell table:style-name="Table101.A2" office:value-type="string">
            <text:p text:style-name="P2">Enables the DHCP mode</text:p>
          </table:table-cell>
        </table:table-row>
        <table:table-row>
          <table:table-cell table:style-name="Table101.A2" office:value-type="string">
            <text:p text:style-name="P7">:DNS {&lt;ip_address&gt;}</text:p>
          </table:table-cell>
          <table:table-cell table:style-name="Table101.A2" office:value-type="string">
            <text:p text:style-name="P2">Sets the DNS (Domain Name Service) address</text:p>
          </table:table-cell>
        </table:table-row>
        <table:table-row>
          <table:table-cell table:style-name="Table101.A2" office:value-type="string">
            <text:p text:style-name="P7">:GATEway {&lt;ip_address&gt;}</text:p>
          </table:table-cell>
          <table:table-cell table:style-name="Table101.A2" office:value-type="string">
            <text:p text:style-name="P2">Sets the network gateway address</text:p>
          </table:table-cell>
        </table:table-row>
        <table:table-row>
          <table:table-cell table:style-name="Table101.A2" office:value-type="string">
            <text:p text:style-name="P7">:HOSTname {&lt;name&gt;}</text:p>
          </table:table-cell>
          <table:table-cell table:style-name="Table101.A2" office:value-type="string">
            <text:p text:style-name="P2">Sets the Ethernet communication host name</text:p>
          </table:table-cell>
        </table:table-row>
        <table:table-row>
          <table:table-cell table:style-name="Table101.A2" office:value-type="string">
            <text:p text:style-name="P7">:IPADdress {&lt;ip_address&gt;}</text:p>
          </table:table-cell>
          <table:table-cell table:style-name="Table101.A2" office:value-type="string">
            <text:p text:style-name="P2">Sets the IP address</text:p>
          </table:table-cell>
        </table:table-row>
        <table:table-row>
          <table:table-cell table:style-name="Table101.A2" office:value-type="string">
            <text:p text:style-name="P7">:MAC {&lt;mac_address&gt;}</text:p>
          </table:table-cell>
          <table:table-cell table:style-name="Table101.A2" office:value-type="string">
            <text:p text:style-name="P2">Returns the Ethernet device MAC address</text:p>
          </table:table-cell>
        </table:table-row>
        <table:table-row>
          <table:table-cell table:style-name="Table101.A2" office:value-type="string">
            <text:p text:style-name="P7">:PORT {&lt;number&gt;}</text:p>
          </table:table-cell>
          <table:table-cell table:style-name="Table101.A2" office:value-type="string">
            <text:p text:style-name="P2">Sets the Ethernet communication port</text:p>
          </table:table-cell>
        </table:table-row>
        <table:table-row>
          <table:table-cell table:style-name="Table101.A2" office:value-type="string">
            <text:p text:style-name="P7">:SMASk {&lt;mask&gt;}</text:p>
          </table:table-cell>
          <table:table-cell table:style-name="Table101.A2" office:value-type="string">
            <text:p text:style-name="P3">Sets the subnet mask</text:p>
          </table:table-cell>
        </table:table-row>
        <table:table-row>
          <table:table-cell table:style-name="Table101.A2" office:value-type="string">
            <text:p text:style-name="P4">:NTP {&lt;ip_address&gt;}</text:p>
          </table:table-cell>
          <table:table-cell table:style-name="Table101.A2" office:value-type="string">
            <text:p text:style-name="P2">Sets NTP (Network Time Protocol) server</text:p>
          </table:table-cell>
        </table:table-row>
        <table:table-row>
          <table:table-cell table:style-name="Table101.A2" office:value-type="string">
            <text:p text:style-name="P4">:SERial</text:p>
          </table:table-cell>
          <table:table-cell table:style-name="Table101.A2" office:value-type="string">
            <text:p text:style-name="P2">Serial (via USB) communication parameters</text:p>
          </table:table-cell>
        </table:table-row>
        <table:table-row>
          <table:table-cell table:style-name="Table101.A2" office:value-type="string">
            <text:p text:style-name="P7">:BAUD {&lt;speed&gt;}</text:p>
          </table:table-cell>
          <table:table-cell table:style-name="Table101.A2" office:value-type="string">
            <text:p text:style-name="P2">Sets the baud rate</text:p>
          </table:table-cell>
        </table:table-row>
        <table:table-row>
          <table:table-cell table:style-name="Table101.A2" office:value-type="string">
            <text:p text:style-name="P7">:BITS {&lt;number&gt;}</text:p>
          </table:table-cell>
          <table:table-cell table:style-name="Table101.A2" office:value-type="string">
            <text:p text:style-name="P2">Sets the number of data bits</text:p>
          </table:table-cell>
        </table:table-row>
        <table:table-row>
          <table:table-cell table:style-name="Table101.A2" office:value-type="string">
            <text:p text:style-name="P7">:PARity {&lt;parity&gt;}</text:p>
          </table:table-cell>
          <table:table-cell table:style-name="Table101.A2" office:value-type="string">
            <text:p text:style-name="P2">Sets parity bit</text:p>
          </table:table-cell>
        </table:table-row>
        <table:table-row>
          <table:table-cell table:style-name="Table101.A2" office:value-type="string">
            <text:p text:style-name="P7">SBITs {&lt;number&gt;}</text:p>
          </table:table-cell>
          <table:table-cell table:style-name="Table101.A2" office:value-type="string">
            <text:p text:style-name="P2">Sets the number of stop bits</text:p>
          </table:table-cell>
        </table:table-row>
        <table:table-row>
          <table:table-cell table:style-name="Table101.A2" office:value-type="string">
            <text:p text:style-name="P6">:ERRor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4">:ALL?</text:p>
          </table:table-cell>
          <table:table-cell table:style-name="Table101.A2" office:value-type="string">
            <text:p text:style-name="P2">Queries the error/event queue for all the unread items</text:p>
          </table:table-cell>
        </table:table-row>
        <table:table-row>
          <table:table-cell table:style-name="Table101.A2" office:value-type="string">
            <text:p text:style-name="P4">:CODE[:NEXT]?</text:p>
          </table:table-cell>
          <table:table-cell table:style-name="Table101.A2" office:value-type="string">
            <text:p text:style-name="P2">Queries the error/event queue for the next item code</text:p>
          </table:table-cell>
        </table:table-row>
        <table:table-row>
          <table:table-cell table:style-name="Table101.A2" office:value-type="string">
            <text:p text:style-name="scpi1"><text:change-start text:change-id="ct66340272"/>:<text:span text:style-name="T3">TIME</text:span><text:change-end text:change-id="ct66340272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4"><text:change-start text:change-id="ct66627760"/>:<text:span text:style-name="T3">TIMer</text:span><text:change-end text:change-id="ct66627760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<text:change-start text:change-id="ct66664848"/>[:STATe]<text:change-end text:change-id="ct66664848"/></text:p>
          </table:table-cell>
          <table:table-cell table:style-name="Table101.A2" office:value-type="string">
            <text:p text:style-name="P10"><text:change-start text:change-id="ct47651808"/>Sets the internal timer state<text:change-end text:change-id="ct47651808"/></text:p>
          </table:table-cell>
        </table:table-row>
        <table:table-row>
          <table:table-cell table:style-name="Table101.A2" office:value-type="string">
            <text:p text:style-name="scpi3"><text:change-start text:change-id="ct67386288"/>:<text:span text:style-name="T3">COUNt</text:span><text:change-end text:change-id="ct67386288"/></text:p>
          </table:table-cell>
          <table:table-cell table:style-name="Table101.A2" office:value-type="string">
            <text:p text:style-name="P10"><text:change-start text:change-id="ct48171104"/>Queries the current value of the internal timer<text:change-end text:change-id="ct48171104"/></text:p>
          </table:table-cell>
        </table:table-row>
        <table:table-row>
          <table:table-cell table:style-name="Table101.A2" office:value-type="string">
            <text:p text:style-name="scpi1"><text:change-start text:change-id="ct47653520"/>:<text:span text:style-name="T4">TZONe &lt;hour&gt;</text:span><text:change-end text:change-id="ct47653520"/></text:p>
          </table:table-cell>
          <table:table-cell table:style-name="Table101.A2" office:value-type="string">
            <text:p text:style-name="P10"><text:change-start text:change-id="ct47979824"/>Sets time zone<text:change-end text:change-id="ct47979824"/></text:p>
          </table:table-cell>
        </table:table-row>
      </table:table>
      <text:p text:style-name="P1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1. SCPI commands scheduled for M3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2.2$Linux_X86_64 LibreOffice_project/8f96e87c890bf8fa77463cd4b640a2312823f3ad</meta:generator>
    <meta:keyword>SCPI</meta:keyword>
    <meta:keyword>IEEE 488</meta:keyword>
    <meta:keyword>Remote control</meta:keyword>
    <meta:keyword>Programming reference</meta:keyword>
    <dc:title>11. SCPI commands scheduled for M3</dc:title>
    <meta:document-statistic meta:table-count="1" meta:image-count="0" meta:object-count="0" meta:page-count="2" meta:paragraph-count="67" meta:word-count="223" meta:character-count="1466" meta:non-whitespace-character-count="1309"/>
    <meta:user-defined meta:name="WebPublish_HTML_Profile">HTML</meta:user-defined>
    <meta:user-defined meta:name="WebPublish_Post_AdditionalCategories">9</meta:user-defined>
    <meta:user-defined meta:name="WebPublish_Post_Id">37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